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519a" officeooo:paragraph-rsid="0020519a"/>
    </style:style>
    <style:style style:name="P2" style:family="paragraph" style:parent-style-name="Standard">
      <style:text-properties officeooo:paragraph-rsid="00237819"/>
    </style:style>
    <style:style style:name="P3" style:family="paragraph" style:parent-style-name="Standard">
      <style:text-properties officeooo:rsid="00270066" officeooo:paragraph-rsid="0027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 ~ </text:p>
      <text:p text:style-name="Standard"/>
      <text:p text:style-name="Standard">sudo sh -c 'echo "deb http://packages.ros.org/ros/ubuntu $(lsb_release -sc) main" &gt; /etc/apt/sources.list.d/ros-latest.list'</text:p>
      <text:p text:style-name="Standard"/>
      <text:p text:style-name="P3">sudo -v</text:p>
      <text:p text:style-name="Standard">sudo apt-key adv --keyserver hkp://ha.pool.sks-keyservers.net:80 --recv-key 421C365BD9FF1F717815A3895523BAEEB01FA116</text:p>
      <text:p text:style-name="Standard"/>
      <text:p text:style-name="P3">sudo -v</text:p>
      <text:p text:style-name="Standard">sudo apt-get update</text:p>
      <text:p text:style-name="Text_20_body"/>
      <text:p text:style-name="P3">sudo -v</text:p>
      <text:p text:style-name="Text_20_body"><text:span text:style-name="Source_20_Text">yes|</text:span>sudo apt-get install ros-kinetic-desktop-full</text:p>
      <text:p text:style-name="P3">sudo -v</text:p>
      <text:p text:style-name="Standard">sudo rosdep init</text:p>
      <text:p text:style-name="Standard"/>
      <text:p text:style-name="Standard"><text:bookmark text:name="line-2-2"/>rosdep update</text:p>
      <text:p text:style-name="Standard"/>
      <text:p text:style-name="Standard">echo "source /opt/ros/kinetic/setup.bash" &gt;&gt; ~/.bashrc</text:p>
      <text:p text:style-name="Standard"/>
      <text:p text:style-name="Standard"><text:bookmark text:name="kinetic.2BAC8-Installation.2BAC8-DebEnvironment.line-2-1"/>source ~/.bashrc</text:p>
      <text:p text:style-name="Standard"/>
      <text:p text:style-name="P3">sudo -v</text:p>
      <text:p text:style-name="P2"><text:span text:style-name="Source_20_Text">yes|</text:span>sudo apt-get install python-rosinstall python-rosinstall-generator python-wstool build-essential</text:p>
      <text:p text:style-name="Standard"/>
      <text:p text:style-name="P1"><text:bookmark text:name="Installation.2BAC8-Ubuntu.2BAC8-BinariesBuildDependencies.bottom"/><text:bookmark text:name="Installation.2BAC8-Ubuntu.2BAC8-BinariesBuildDependencies.line-10"/>echo “done”</text:p>
      <text:p text:style-name="Standard"><text:bookmark text:name="line-82"/><text:bookmark text:name="line-81"/><text:line-break/></text:p>
      <text:p text:style-name="Standard"><text:line-break/></text:p>
      <text:p text:style-name="Standard"><text:bookmark text:name="line-35"/><text:bookmark text:name="line-34"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39:02.190093815</meta:creation-date>
    <dc:date>2018-07-23T16:52:34.589200551</dc:date>
    <meta:editing-duration>PT18M4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60" meta:character-count="561" meta:non-whitespace-character-count="515"/>
  </office:meta>
</office:document-meta>
</file>